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T1" style:family="text">
      <style:text-properties style:font-name="MicrosoftSansSerif" fo:font-size="16pt" style:font-name-asian="MicrosoftSansSerif" style:font-size-asian="16pt" style:font-name-complex="MicrosoftSansSerif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entils and Brown Rice for Tacos</text:span> </text:p>
      <text:p text:style-name="P2"/>
      <text:p text:style-name="P2">1 c lentils</text:p>
      <text:p text:style-name="P2">4 c water</text:p>
      <text:p text:style-name="P2">1 t salt</text:p>
      <text:p text:style-name="P2">1 sweet onion, chopped finely</text:p>
      <text:p text:style-name="P2">1 lb. hamburger (or less, the meat adds</text:p>
      <text:p text:style-name="P2">flavor)</text:p>
      <text:p text:style-name="P2">2 c cooked brown rice</text:p>
      <text:p text:style-name="P2">¼ c taco seasoning</text:p>
      <text:p text:style-name="P2"/>
      <text:p text:style-name="P2">In a medium sauce pan combine lentils, water, salt and chopped onion. Bring to a boil, reduce heat,</text:p>
      <text:p text:style-name="P2">cover and simmer for 40 minutes. When lentils are just about done cook and brown hamburger in a</text:p>
      <text:p text:style-name="P2">large frying pan. When the hamburger is completely cooked add all the lentils (liquid and all), the</text:p>
      <text:p text:style-name="P2">rice and the taco seasonings. Let this simmer about 5 to 10 minutes to blend flavors and reduce</text:p>
      <text:p text:style-name="P2">liquid a little.</text:p>
      <text:p text:style-name="P2"/>
      <text:p text:style-name="P2">Serve this in tortillas along with shredded cheese, lettuce, tomatoes, salsa and sour cream and</text:p>
      <text:p text:style-name="P2">enjoy!!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55:20.77</dc:date>
    <dc:creator>Crystal Miller</dc:creator>
    <meta:editing-duration>PT16H3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28" meta:character-count="681"/>
  </office:meta>
</office:document-meta>
</file>